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0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3" style:family="table-cell" style:parent-style-name="Default">
      <style:text-properties fo:color="#ff3333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 style:data-style-name="N129">
      <style:text-properties fo:color="#ff3333"/>
    </style:style>
    <style:style style:name="ce6" style:family="table-cell" style:parent-style-name="Default" style:data-style-name="N1">
      <style:text-properties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Material Proper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ng’s Modulus (Gpa)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Young’s Modulus (N/mm^2)</text:p>
          </table:table-cell>
          <table:table-cell table:style-name="ce3" table:formula="of:=[.B2]*10^9/(10^6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Geome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der length (mm)</text:p>
          </table:table-cell>
          <table:table-cell office:value-type="float" office:value="101.5" calcext:value-type="float">
            <text:p>101.5</text:p>
          </table:table-cell>
          <table:table-cell/>
        </table:table-row>
        <table:table-row table:style-name="ro1">
          <table:table-cell office:value-type="string" calcext:value-type="string">
            <text:p>Slider height (mm)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Area (mm^2)</text:p>
          </table:table-cell>
          <table:table-cell table:style-name="ce3" table:formula="of:=[.B6]*[.B7]" office:value-type="float" office:value="4364.5" calcext:value-type="float">
            <text:p>4364.5</text:p>
          </table:table-cell>
          <table:table-cell/>
        </table:table-row>
        <table:table-row table:style-name="ro1">
          <table:table-cell office:value-type="string" calcext:value-type="string">
            <text:p>Rubber pad thickness (mm)</text:p>
          </table:table-cell>
          <table:table-cell table:style-name="ce4" office:value-type="float" office:value="9.5" calcext:value-type="float">
            <text:p>9.5</text:p>
          </table:table-cell>
          <table:table-cell/>
        </table:table-row>
        <table:table-row table:style-name="ro1">
          <table:table-cell office:value-type="string" calcext:value-type="string">
            <text:p>Stiffness (N/mm)</text:p>
          </table:table-cell>
          <table:table-cell table:style-name="ce5" table:formula="of:=[.B8]*[.B3]/[.B9]" office:value-type="float" office:value="459.421052631579" calcext:value-type="float">
            <text:p>459.4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Pre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ace imperfection characteristic dimension (mm)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Preload displacement (mm)</text:p>
          </table:table-cell>
          <table:table-cell table:formula="of:=10*[.B1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load force (N)</text:p>
          </table:table-cell>
          <table:table-cell table:style-name="ce6" table:formula="of:=[.B14]*[.B10]" office:value-type="float" office:value="459.421052631579" calcext:value-type="float">
            <text:p>459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Fri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fficient of static friction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Additional friction force caused by preload (N)</text:p>
          </table:table-cell>
          <table:table-cell table:style-name="ce6" table:formula="of:=[.B18]*[.B15]" office:value-type="float" office:value="137.826315789474" calcext:value-type="float">
            <text:p>138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Fabrication</text:p>
          </table:table-cell>
          <table:table-cell/>
          <table:table-cell office:value-type="string" calcext:value-type="string">
            <text:p>inches</text:p>
          </table:table-cell>
        </table:table-row>
        <table:table-row table:style-name="ro1">
          <table:table-cell office:value-type="string" calcext:value-type="string">
            <text:p>Original slider width (mm)</text:p>
          </table:table-cell>
          <table:table-cell table:formula="of:=1.935*25.4" office:value-type="float" office:value="49.149" calcext:value-type="float">
            <text:p>49.149</text:p>
          </table:table-cell>
          <table:table-cell table:formula="of:=[.B22]/25.4" office:value-type="float" office:value="1.935" calcext:value-type="float">
            <text:p>1.935</text:p>
          </table:table-cell>
        </table:table-row>
        <table:table-row table:style-name="ro1">
          <table:table-cell office:value-type="string" calcext:value-type="string">
            <text:p>Original radial clearance (mm)</text:p>
          </table:table-cell>
          <table:table-cell office:value-type="float" office:value="0.5" calcext:value-type="float">
            <text:p>0.5</text:p>
          </table:table-cell>
          <table:table-cell table:formula="of:=[.B23]/25.4" office:value-type="float" office:value="0.0196850393700787" calcext:value-type="float">
            <text:p>0.0196850394</text:p>
          </table:table-cell>
        </table:table-row>
        <table:table-row table:style-name="ro1">
          <table:table-cell office:value-type="string" calcext:value-type="string">
            <text:p>Slot width (mm)</text:p>
          </table:table-cell>
          <table:table-cell table:style-name="ce3" table:formula="of:=1.98*25.4" office:value-type="float" office:value="50.292" calcext:value-type="float">
            <text:p>50.292</text:p>
          </table:table-cell>
          <table:table-cell table:formula="of:=[.B24]/25.4" office:value-type="float" office:value="1.98" calcext:value-type="float">
            <text:p>1.98</text:p>
          </table:table-cell>
        </table:table-row>
        <table:table-row table:style-name="ro1">
          <table:table-cell office:value-type="string" calcext:value-type="string">
            <text:p>New overall undeformed width (mm)</text:p>
          </table:table-cell>
          <table:table-cell table:style-name="ce3" table:formula="of:=[.B24]+[.B14]" office:value-type="float" office:value="51.292" calcext:value-type="float">
            <text:p>51.292</text:p>
          </table:table-cell>
          <table:table-cell table:formula="of:=[.B25]/25.4" office:value-type="float" office:value="2.01937007874016" calcext:value-type="float">
            <text:p>2.0193700787</text:p>
          </table:table-cell>
        </table:table-row>
        <table:table-row table:style-name="ro1">
          <table:table-cell office:value-type="string" calcext:value-type="string">
            <text:p>Bearing pad thickness (mm)</text:p>
          </table:table-cell>
          <table:table-cell table:formula="of:=0.2*25.4" office:value-type="float" office:value="5.08" calcext:value-type="float">
            <text:p>5.08</text:p>
          </table:table-cell>
          <table:table-cell table:formula="of:=[.B26]/25.4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New slider body thickness (mm)</text:p>
          </table:table-cell>
          <table:table-cell table:style-name="ce3" table:formula="of:=[.B25]-[.B26]-[.B9]" office:value-type="float" office:value="36.712" calcext:value-type="float">
            <text:p>36.712</text:p>
          </table:table-cell>
          <table:table-cell table:formula="of:=[.B27]/25.4" office:value-type="float" office:value="1.44535433070866" calcext:value-type="float">
            <text:p>1.44535433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 style:data-style-name="N2" text:time-value="22:28:07.9028042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7:56:32.953452185</meta:creation-date>
    <meta:generator>LibreOffice/5.1.6.2$Linux_X86_64 LibreOffice_project/10m0$Build-2</meta:generator>
    <dc:date>2017-03-18T22:34:39.078774488</dc:date>
    <meta:editing-duration>PT5H19M26S</meta:editing-duration>
    <meta:editing-cycles>6</meta:editing-cycles>
    <meta:document-statistic meta:table-count="1" meta:cell-count="48" meta:object-count="0"/>
  </office:meta>
</office:document-meta>
</file>